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8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4161in"/>
    </style:style>
    <style:style style:name="co20" style:family="table-column">
      <style:table-column-properties fo:break-before="auto" style:column-width="1.3819in"/>
    </style:style>
    <style:style style:name="co21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style:text-line-through-style="none" style:text-position="" style:text-underline-style="none"/>
    </style:style>
    <style:style style:name="ce6" style:family="table-cell" style:parent-style-name="Default">
      <style:text-properties style:text-line-through-style="solid" style:text-position="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9" table:default-cell-style-name="ce10"/>
        <table:table-column table:style-name="co10" table:default-cell-style-name="Default"/>
        <table:table-column table:style-name="co14" table:default-cell-style-name="Default"/>
        <table:table-column table:style-name="co20" table:default-cell-style-name="Default"/>
        <table:table-row table:style-name="ro1">
          <table:table-cell/>
          <table:table-cell office:value-type="string">
            <text:p>Save zip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ve caches to cach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tall perl modules on antix vm</text:p>
          </table:table-cell>
          <table:table-cell table:number-columns-repeated="2"/>
        </table:table-row>
        <table:table-row table:style-name="ro1" table:number-rows-repeated="34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</table:table-row>
        <table:table-row table:style-name="ro1" table:number-rows-repeated="104849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office:value-type="string">
            <text:p>Put everything into a function</text:p>
          </table:table-cell>
          <table:table-cell office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10"/>
        <table:table-column table:style-name="co21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roken links in clean install (menu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nish debugging after index.pl refactor</text:p>
          </table:table-cell>
          <table:table-cell/>
        </table:table-row>
        <table:table-row table:style-name="ro1" table:number-rows-repeated="10485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22" table:default-cell-style-name="Default"/>
        <table:table-column table:style-name="co5" table:default-cell-style-name="ce9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3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20T04:27:25</dc:date>
    <meta:editing-duration>P11DT8H56M8S</meta:editing-duration>
    <meta:editing-cycles>82</meta:editing-cycles>
    <dc:creator>ilya </dc:creator>
    <meta:document-statistic meta:table-count="6" meta:cell-count="340" meta:object-count="0"/>
  </office:meta>
</office:document-meta>
</file>